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2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8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7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6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6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5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5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4-04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3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2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6856" calcext:value-type="float">
            <text:p>63.2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1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1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8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7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7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6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6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5-05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4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3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2-04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1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1696" calcext:value-type="float">
            <text:p>60.05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2000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1072" calcext:value-type="float">
            <text:p>59.6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536" calcext:value-type="float">
            <text:p>61.0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8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7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7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6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6-03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5-10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5784" calcext:value-type="float">
            <text:p>60.75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5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144" calcext:value-type="float">
            <text:p>59.8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4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4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3-10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3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2-10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2-02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1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1-02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0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90-02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9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9-03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2304" calcext:value-type="float">
            <text:p>59.58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8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8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7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7-03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6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6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0448" calcext:value-type="float">
            <text:p>59.2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5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5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4-10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4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2016" calcext:value-type="float">
            <text:p>58.8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3-10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2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2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1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1-03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9696" calcext:value-type="float">
            <text:p>59.2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0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80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9-10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556" calcext:value-type="float">
            <text:p>59.7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9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8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8-03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7-09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7-02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208101370901</text:p>
          </table:table-cell>
          <table:table-cell office:value-type="string" calcext:value-type="string">
            <text:p>1976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1" meta:object-count="0"/>
    <meta:user-defined meta:name="AppVersion">3.0</meta:user-defined>
  </office:meta>
</office:document-meta>
</file>